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D0B0000061AB0072AE7.svm"/>
  <manifest:file-entry manifest:media-type="" manifest:full-path="Pictures/20000007000026C300000247EB5A15A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3"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Preformatted_20_Text">
      <style:paragraph-properties fo:margin-top="0cm" fo:margin-bottom="0.499cm" fo:line-height="125%" fo:background-color="#1c1c1c">
        <style:background-image/>
      </style:paragraph-properties>
    </style:style>
    <style:style style:name="P7" style:family="paragraph" style:parent-style-name="Preformatted_20_Text">
      <style:paragraph-properties fo:line-height="125%" fo:background-color="#1c1c1c">
        <style:background-image/>
      </style:paragraph-properties>
    </style:style>
    <style:style style:name="P8" style:family="paragraph" style:parent-style-name="Preformatted_20_Text">
      <style:paragraph-properties fo:text-align="justify" style:justify-single-word="false" fo:background-color="#1c1c1c">
        <style:background-image/>
      </style:paragraph-properties>
      <style:text-properties style:font-name="Courier New" fo:font-size="10pt" style:text-underline-style="none" style:font-size-asian="10pt" style:font-size-complex="10pt"/>
    </style:style>
    <style:style style:name="P9"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10" style:family="paragraph" style:parent-style-name="Standard" style:list-style-name="L1">
      <style:paragraph-properties fo:text-align="justify" style:justify-single-word="false"/>
      <style:text-properties style:font-name="Times New Roman" fo:font-size="12pt" style:text-underline-style="none" style:font-size-asian="12pt" style:font-size-complex="12pt"/>
    </style:style>
    <style:style style:name="P11"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style:font-name="Times New Roman" fo:font-size="12pt" fo:font-style="italic" style:text-underline-style="none"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4" style:family="text">
      <style:text-properties style:font-name="Courier New" fo:font-size="11pt" fo:font-weight="normal" style:font-size-asian="11pt" style:font-weight-asian="normal" style:font-size-complex="11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color="#fb660a" fo:font-weight="bold"/>
    </style:style>
    <style:style style:name="T9" style:family="text">
      <style:text-properties fo:color="#fb660a" fo:font-weight="bold" style:font-weight-asian="normal" style:font-weight-complex="normal"/>
    </style:style>
    <style:style style:name="T10" style:family="text">
      <style:text-properties fo:color="#ffffff"/>
    </style:style>
    <style:style style:name="T11" style:family="text">
      <style:text-properties fo:color="#ffffff" fo:font-weight="normal" style:font-weight-asian="normal" style:font-weight-complex="normal"/>
    </style:style>
    <style:style style:name="T12" style:family="text">
      <style:text-properties fo:color="#0086f7" fo:font-weight="bold"/>
    </style:style>
    <style:style style:name="T13" style:family="text">
      <style:text-properties fo:color="#0086d2"/>
    </style:style>
    <style:style style:name="T14" style:family="text">
      <style:text-properties fo:color="#ff0086"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acking the htpasswd hash</text:p>
      <text:p text:style-name="P1"/>
      <text:p text:style-name="P3"/>
      <text:p text:style-name="P12">EXPLICATION</text:p>
      <text:p text:style-name="P3"/>
      <text:p text:style-name="P2"><text:span text:style-name="T5">Comme relevé au cours de l'énumération (voir Enumeration – partie 9), le directory fuzzing de l'application web nous a révélé des emplacements intéressants, et notamment un fichier htpasswd publiquement accessible au path </text:span><text:span text:style-name="T4">/whatever/htpasswd</text:span><text:span text:style-name="T5">.</text:span></text:p>
      <text:p text:style-name="P3"/>
      <text:p text:style-name="P3">Le hash est le suivant :</text:p>
      <text:p text:style-name="P3"><draw:frame draw:style-name="fr1" draw:name="images9" text:anchor-type="paragraph" svg:x="0.044cm" svg:y="0.185cm" svg:width="9.924cm" svg:height="0.584cm" draw:z-index="0"><draw:image xlink:href="Pictures/20000007000026C300000247EB5A15AB.svm" xlink:type="simple" xlink:show="embed" xlink:actuate="onLoad"/></draw:frame></text:p>
      <text:p text:style-name="P2"><text:span text:style-name="T5">Ce hash a une longueur de 32 bits, et il ressemble assez fortement à du </text:span><text:span text:style-name="T6">MD5</text:span><text:span text:style-name="T5">. </text:span><text:span text:style-name="T6">Hash-identifier </text:span><text:span text:style-name="T5">nous le confirme d'ailleurs.</text:span></text:p>
      <text:p text:style-name="P3"/>
      <text:p text:style-name="P3">L'utilisation de MD5 dans le cadre d'une encryption n'est plus aujourd'hui considérée comme sécurisée :</text:p>
      <text:p text:style-name="P2">"<text:span text:style-name="T7">Cinq ans plus tard, en 1996, une faille qualifiée de « grave » (possibilité de créer des collisions à la demande) est découverte et indique que MD5 devrait être mis de côté au profit de fonctions plus robustes comme SHA-1. En 2004, une équipe chinoise découvre des collisions complètes. MD5 n'est donc plus considéré comme sûr au sens cryptographique.</text:span>" - <text:a xlink:type="simple" xlink:href="https://fr.wikipedia.org/wiki/MD5#Historique" text:style-name="Internet_20_link" text:visited-style-name="Visited_20_Internet_20_Link">source wikipedia</text:a></text:p>
      <text:p text:style-name="P3"/>
      <text:p text:style-name="P3">Ainsi, on peut tout à fait essayer de cracker ce hash afin de révéler un mot de passe. On a plusieurs options pour cela :</text:p>
      <text:p text:style-name="P3"/>
      <text:p text:style-name="P2"><text:span text:style-name="T5">&gt; Utiliser une </text:span><text:span text:style-name="T6">rainbow table MD5 </text:span><text:span text:style-name="T5">en ligne. Ces tables sont simplement d'énormes bases de données associant un texte en clair et son hash MD5. En entrant le hash MD5, ce dernier est comparé aux hash présents dans la base afin d'en déduire le texte en clair associé. Ces rainbow tables semblent assez complètes :</text:span></text:p>
      <text:list xml:id="list2398668392806942081" text:style-name="L1">
        <text:list-item>
          <text:list>
            <text:list-item>
              <text:p text:style-name="P10"><text:a xlink:type="simple" xlink:href="https://crackstation.net/" text:style-name="Internet_20_link" text:visited-style-name="Visited_20_Internet_20_Link"><text:span text:style-name="T5">https://crackstation.net/</text:span></text:a></text:p>
            </text:list-item>
            <text:list-item>
              <text:p text:style-name="P10"><text:a xlink:type="simple" xlink:href="https://md5decrypt.net/" text:style-name="Internet_20_link" text:visited-style-name="Visited_20_Internet_20_Link"><text:span text:style-name="T5">https://md5decrypt.net/</text:span></text:a><text:span text:style-name="T5"> </text:span></text:p>
            </text:list-item>
          </text:list>
        </text:list-item>
      </text:list>
      <text:p text:style-name="P3"/>
      <text:p text:style-name="P3"/>
      <text:p text:style-name="P2"><text:span text:style-name="T5">&gt; Utiliser </text:span><text:span text:style-name="T6">John The Ripper </text:span><text:span text:style-name="T5">ou </text:span><text:span text:style-name="T6">Hashcat</text:span><text:span text:style-name="T5">, une option classique lorsqu'on essaie d'attaquer un hash. On utilise généralement des dictionnaires, </text:span><text:span text:style-name="T6">rockyou.txt </text:span><text:span text:style-name="T5">est la base de mots de passe la plus réputée. Typiquement, John a cracké le hash en un peu plus d'une seconde :</text:span></text:p>
      <text:p text:style-name="P4">john --format=Raw-MD5 --wordlist=/usr/share/wordlists/rockyou.txt hash</text:p>
      <text:p text:style-name="P3"/>
      <text:p text:style-name="P3">&gt; Utiliser un script d'attaque par dictionnaire personnalisé. On en a crée un très simple, en multithread :</text:p>
      <text:p text:style-name="P2"/>
      <text:p text:style-name="P8"><text:span text:style-name="T9">from</text:span><text:span text:style-name="T5"> </text:span><text:span text:style-name="T11">multiprocessing</text:span><text:span text:style-name="T5"> </text:span><text:span text:style-name="T9">import</text:span><text:span text:style-name="T5"> </text:span><text:span text:style-name="T11">Pool</text:span></text:p>
      <text:p text:style-name="P7"><text:span text:style-name="T8">import</text:span> <text:span text:style-name="T10">hashlib</text:span></text:p>
      <text:p text:style-name="P7"><text:span text:style-name="T8">import</text:span> <text:span text:style-name="T10">sys</text:span></text:p>
      <text:p text:style-name="P7"/>
      <text:p text:style-name="P7"><text:span text:style-name="T8">if</text:span> <text:span text:style-name="T10">(len(sys.argv)</text:span> <text:span text:style-name="T10">!=</text:span> <text:span text:style-name="T12">3</text:span><text:span text:style-name="T10">)</text:span> <text:span text:style-name="T10">:</text:span></text:p>
      <text:p text:style-name="P7"><text:s text:c="4"/><text:span text:style-name="T10">print</text:span> <text:span text:style-name="T10">(</text:span><text:span text:style-name="T13">'Usage : python3 md5decrypt.py &lt;MD5 HASH&gt; &lt;WORDLIST&gt;'</text:span><text:span text:style-name="T10">)</text:span></text:p>
      <text:p text:style-name="P7"><text:s text:c="4"/><text:span text:style-name="T10">sys.exit(</text:span><text:span text:style-name="T12">1</text:span><text:span text:style-name="T10">)</text:span></text:p>
      <text:p text:style-name="P7"/>
      <text:p text:style-name="P7"><text:span text:style-name="T10">user_hash</text:span> <text:s text:c="2"/><text:span text:style-name="T10">=</text:span> <text:span text:style-name="T10">sys.argv[</text:span><text:span text:style-name="T12">1</text:span><text:span text:style-name="T10">]</text:span></text:p>
      <text:p text:style-name="P7"><text:span text:style-name="T10">filename</text:span> <text:s text:c="3"/><text:span text:style-name="T10">=</text:span> <text:span text:style-name="T10">sys.argv[</text:span><text:span text:style-name="T12">2</text:span><text:span text:style-name="T10">]</text:span></text:p>
      <text:p text:style-name="P7"><text:soft-page-break/></text:p>
      <text:p text:style-name="P7"><text:span text:style-name="T8">def</text:span> <text:span text:style-name="T14">bruteforce_hash</text:span><text:span text:style-name="T10">(password,</text:span> <text:span text:style-name="T10">md5_hash</text:span> <text:span text:style-name="T10">=</text:span> <text:span text:style-name="T10">user_hash)</text:span> <text:span text:style-name="T10">:</text:span></text:p>
      <text:p text:style-name="P7"><text:s text:c="4"/><text:span text:style-name="T10">password</text:span> <text:span text:style-name="T10">=</text:span> <text:span text:style-name="T10">password.rstrip()</text:span></text:p>
      <text:p text:style-name="P7"><text:s text:c="4"/><text:span text:style-name="T10">guess</text:span> <text:span text:style-name="T10">=</text:span> <text:span text:style-name="T10">hashlib.md5(password.encode()).hexdigest()</text:span></text:p>
      <text:p text:style-name="P7"><text:s text:c="4"/><text:span text:style-name="T8">if</text:span> <text:span text:style-name="T10">(guess</text:span> <text:span text:style-name="T10">==</text:span> <text:span text:style-name="T10">md5_hash)</text:span> <text:span text:style-name="T10">:</text:span></text:p>
      <text:p text:style-name="P7"><text:s text:c="8"/><text:span text:style-name="T10">print(f</text:span><text:span text:style-name="T13">"[+] Found working password : {password}"</text:span><text:span text:style-name="T10">)</text:span></text:p>
      <text:p text:style-name="P7"/>
      <text:p text:style-name="P7"><text:span text:style-name="T8">with</text:span> <text:span text:style-name="T10">open(filename,</text:span> <text:span text:style-name="T13">'r'</text:span><text:span text:style-name="T10">,</text:span> <text:span text:style-name="T10">errors=</text:span><text:span text:style-name="T13">'replace'</text:span><text:span text:style-name="T10">)</text:span> <text:span text:style-name="T8">as</text:span> <text:span text:style-name="T10">wordlist</text:span> <text:span text:style-name="T10">:</text:span></text:p>
      <text:p text:style-name="P7"><text:s text:c="4"/><text:span text:style-name="T10">passwords</text:span> <text:span text:style-name="T10">=</text:span> <text:span text:style-name="T10">wordlist.readlines()</text:span></text:p>
      <text:p text:style-name="P7"/>
      <text:p text:style-name="P7"><text:s text:c="4"/><text:span text:style-name="T8">with</text:span> <text:span text:style-name="T10">Pool(</text:span><text:span text:style-name="T12">4</text:span><text:span text:style-name="T10">)</text:span> <text:span text:style-name="T8">as</text:span> <text:span text:style-name="T10">pool</text:span> <text:span text:style-name="T10">:</text:span></text:p>
      <text:p text:style-name="P6"><text:s text:c="8"/><text:span text:style-name="T10">results</text:span> <text:span text:style-name="T10">=</text:span> <text:span text:style-name="T10">pool.map(bruteforce_hash,</text:span> <text:span text:style-name="T10">passwords)</text:span></text:p>
      <text:p text:style-name="P3">Comme indiqué dans le script, il suffit d'indiquer le hash LD5 qu'on souhaite attaquer, et la wordlist qu'on veut utiliser :</text:p>
      <text:p text:style-name="P3"/>
      <text:p text:style-name="P3"><draw:frame draw:style-name="fr2" draw:name="images1" text:anchor-type="paragraph" svg:width="20.498cm" svg:height="1.147cm" draw:z-index="1"><draw:image xlink:href="Pictures/2000000700006D0B0000061AB0072AE7.svm" xlink:type="simple" xlink:show="embed" xlink:actuate="onLoad"/></draw:frame></text:p>
      <text:p text:style-name="P2"><text:span text:style-name="T5">Ce qui fonctionne, puisque le mot de passe est </text:span><text:span text:style-name="T6">dragon</text:span><text:span text:style-name="T5">.</text:span><text:span text:style-name="T1"> Ce mot de passe peut être utilisé sur le path </text:span><text:span text:style-name="T3">/admin/</text:span><text:span text:style-name="T1"> ; ce qui nous permet d'obtenir un </text:span><text:span text:style-name="T2">flag</text:span><text:span text:style-name="T1">.</text:span></text:p>
      <text:p text:style-name="P2"><text:span text:style-name="T1"/></text:p>
      <text:p text:style-name="P2"><text:span text:style-name="T1"/></text:p>
      <text:p text:style-name="P13"><text:span text:style-name="T5">RESSOURCES</text:span></text:p>
      <text:p text:style-name="P14"><text:span text:style-name="T5"/></text:p>
      <text:p text:style-name="P14"><text:span text:style-name="T5">Un fichier avec le fichier htpasswd qui contient le hash, et le script </text:span><text:span text:style-name="T6">md5decrypt.py </text:span><text:span text:style-name="T5">expliqué ci-dessus.</text:span></text:p>
      <text:p text:style-name="P14"><text:span text:style-name="T5"/></text:p>
      <text:p text:style-name="P14"><text:span text:style-name="T5"/></text:p>
      <text:p text:style-name="P14"><text:span text:style-name="T5"/></text:p>
      <text:p text:style-name="P13"><text:span text:style-name="T5">MITIGATION</text:span></text:p>
      <text:p text:style-name="P14"><text:span text:style-name="T5"/></text:p>
      <text:p text:style-name="P14"><text:span text:style-name="T5">&gt; Être vigilant sur les politiques de contrôle d'accès des dossiers de l'application, même lorsqu'ils semblent difficilement atteignables.</text:span></text:p>
      <text:p text:style-name="P14"><text:span text:style-name="T5">&gt; Utiliser une encryption sécurisée pour le stockage des mots de pa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51S</meta:editing-duration>
    <meta:editing-cycles>7</meta:editing-cycles>
    <meta:generator>OpenOffice/4.1.5$Win32 OpenOffice.org_project/415m1$Build-9789</meta:generator>
    <dc:date>2021-11-03T12:42:13.82</dc:date>
    <meta:document-statistic meta:table-count="0" meta:image-count="2" meta:object-count="0" meta:page-count="2" meta:paragraph-count="38" meta:word-count="462" meta:character-count="3032"/>
    <meta:user-defined meta:name="Info 1"/>
    <meta:user-defined meta:name="Info 2"/>
    <meta:user-defined meta:name="Info 3"/>
    <meta:user-defined meta:name="Info 4"/>
  </office:meta>
</office:document-meta>
</file>